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essageExchangeContextImpl.getSupportedInvocationStyle( PartnerRoleChannel prc , EndpointReference partnerEp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ExchangeContextImpl.invokePartnerUnreliable( PartnerRoleMessageExchange partnerRoleMessageExchang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essageExchangeContextImpl.onMyRoleMessageExchangeStateChanged( MyRoleMessageExchange myRoleMessageExchan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MessageExchangeContextImpl.invokePartnerReliable( PartnerRoleMessageExchange m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ExchangeContextImpl.cancel( PartnerRoleMessageExchange m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MessageExchangeContextImpl.MessageExchangeContextImpl( ODEServer ser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MessageExchangeContextImpl.invokePartnerTransacted( PartnerRoleMessageExchange m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